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e que vous êtes au bénéfice de la réduction de votre(vos) prime(s) de l'assurance-maladie des soins obligatoire jusqu'au 31 décembre de cette année en tant que bénéficiaire(s) de l'aide sociale, nous avons le plaisir de vous annoncer que nous pouvons vous allouer au maximum la(les) contribution(s) suivante(s), correspondant au montant de la prime %=RELATIV1=% la plus avantageuse en tiers payant de tous les assureurs reconnus dans le canton du Jura :</text:p>
      <text:p text:style-name="P16">%#include AM_SUBSIDES4_2015#%</text:p>
      <text:p text:style-name="P16"/>
      <text:p text:style-name="P16">%#include AM_INFO4#%</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MP2"/>
        <text:p text:style-name="MP1">Obligation de renseigner</text:p>
        <text:p text:style-name="MP2"/>
        <text:p text:style-name="MP2">Nous vous rendons attentif au fait que toute suppression d'aide est à annoncer immédiatement à la Caisse de compensation du canton du Jura.</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08T09:28:50.86</dc:date>
    <meta:print-date>2003-09-10T06:53:00</meta:print-date>
    <meta:editing-cycles>121</meta:editing-cycles>
    <meta:editing-duration>PT7H21M34S</meta:editing-duration>
    <meta:document-statistic meta:table-count="0" meta:image-count="2" meta:object-count="0" meta:page-count="2" meta:paragraph-count="36" meta:word-count="333" meta:character-count="239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